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2" style:parent-style-name="Textbody" style:family="paragraph">
      <style:text-properties fo:font-style="italic" style:font-style-asian="italic" style:font-style-complex="italic" fo:font-size="13pt" style:font-size-asian="13pt" style:font-size-complex="13pt" fo:language="hu" fo:country="HU"/>
    </style:style>
    <style:style style:name="T3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4" style:parent-style-name="Textbody" style:family="paragraph">
      <style:paragraph-properties fo:margin-bottom="0in"/>
    </style:style>
    <style:style style:name="T5" style:parent-style-name="Bekezdésalapbetűtípusa" style:family="text">
      <style:text-properties style:font-name="Times New Roman" style:font-name-complex="Times New Roman" fo:language="hu" fo:country="HU"/>
    </style:style>
    <style:style style:name="T6" style:parent-style-name="Bekezdésalapbetűtípusa" style:family="text">
      <style:text-properties style:font-name="Times New Roman" style:font-name-complex="Times New Roman" fo:font-style="italic" style:font-style-asian="italic" style:font-style-complex="italic" fo:font-size="11pt" style:font-size-asian="11pt" style:font-size-complex="11pt" fo:language="hu" fo:country="HU"/>
    </style:style>
    <style:style style:name="T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9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10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 fo:language="hu" fo:country="HU"/>
    </style:style>
    <style:style style:name="T11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12" style:parent-style-name="Textbody" style:family="paragraph">
      <style:paragraph-properties fo:margin-bottom="0in" fo:margin-left="0.9847in" fo:text-indent="0.0048in">
        <style:tab-stops/>
      </style:paragraph-properties>
      <style:text-properties style:font-name="Times New Roman" style:font-name-complex="Times New Roman" fo:font-size="11pt" style:font-size-asian="11pt" style:font-size-complex="11pt" fo:language="hu" fo:country="HU"/>
    </style:style>
    <style:style style:name="P13" style:parent-style-name="Textbody" style:family="paragraph">
      <style:paragraph-properties fo:margin-bottom="0in" fo:margin-left="0.9847in" fo:text-indent="0.0048in">
        <style:tab-stops/>
      </style:paragraph-properties>
      <style:text-properties style:font-name="Times New Roman" style:font-name-complex="Times New Roman" fo:font-size="11pt" style:font-size-asian="11pt" style:font-size-complex="11pt" fo:language="hu" fo:country="HU"/>
    </style:style>
    <style:style style:name="P14" style:parent-style-name="Textbody" style:family="paragraph">
      <style:paragraph-properties fo:margin-bottom="0in" fo:margin-left="0.9847in" fo:text-indent="0.0048in">
        <style:tab-stops/>
      </style:paragraph-properties>
      <style:text-properties style:font-name="Times New Roman" style:font-name-complex="Times New Roman" fo:font-size="11pt" style:font-size-asian="11pt" style:font-size-complex="11pt" fo:language="hu" fo:country="HU"/>
    </style:style>
    <style:style style:name="T15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16" style:parent-style-name="Textbody" style:family="paragraph">
      <style:paragraph-properties fo:margin-bottom="0in"/>
    </style:style>
    <style:style style:name="T1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language="hu" fo:country="HU"/>
    </style:style>
    <style:style style:name="T1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9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20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21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2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2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2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2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2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7" style:parent-style-name="Textbody" style:family="paragraph">
      <style:paragraph-properties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8" style:parent-style-name="Textbody" style:family="paragraph">
      <style:paragraph-properties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9" style:parent-style-name="Textbody" style:family="paragraph">
      <style:paragraph-properties fo:margin-bottom="0in"/>
    </style:style>
    <style:style style:name="T30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3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32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3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3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3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6" style:parent-style-name="Standard" style:family="paragraph">
      <style:paragraph-properties fo:line-height="115%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7" style:parent-style-name="Standard" style:family="paragraph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8" style:parent-style-name="Standard" style:family="paragraph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9" style:parent-style-name="Standard" style:family="paragraph">
      <style:paragraph-properties fo:margin-bottom="0.1666in"/>
    </style:style>
    <style:style style:name="T40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T4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3pt" style:font-size-asian="13pt" style:font-size-complex="13pt" fo:language="hu" fo:country="HU"/>
    </style:style>
    <style:style style:name="T4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4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4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45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4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4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4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4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5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5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5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5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4" style:parent-style-name="Textbody" style:family="paragraph">
      <style:text-properties style:font-name="Times New Roman" style:font-name-complex="Times New Roman" fo:font-size="13pt" style:font-size-asian="13pt" style:font-size-complex="13pt" fo:language="hu" fo:country="HU"/>
    </style:style>
    <style:style style:name="P55" style:parent-style-name="Textbody" style:family="paragraph">
      <style:paragraph-properties fo:margin-bottom="0in"/>
      <style:text-properties style:font-name="Times New Roman" style:font-name-complex="Times New Roman" fo:font-size="13pt" style:font-size-asian="13pt" style:font-size-complex="13pt" fo:language="hu" fo:country="HU"/>
    </style:style>
    <style:style style:name="T56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T5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5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5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7" style:parent-style-name="Textbody" style:family="paragraph">
      <style:paragraph-properties fo:margin-bottom="0in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8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9" style:parent-style-name="Textbody" style:family="paragraph">
      <style:paragraph-properties fo:margin-bottom="0in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0" style:parent-style-name="Textbody" style:family="paragraph">
      <style:paragraph-properties fo:margin-bottom="0in"/>
    </style:style>
    <style:style style:name="T7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7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7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74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7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7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8" style:parent-style-name="Textbody" style:family="paragraph">
      <style:paragraph-properties fo:margin-bottom="0in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9" style:parent-style-name="Textbody" style:family="paragraph">
      <style:paragraph-properties fo:margin-bottom="0in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80" style:parent-style-name="Textbody" style:family="paragraph">
      <style:paragraph-properties fo:margin-bottom="0in"/>
    </style:style>
    <style:style style:name="T8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8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8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8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85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86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8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8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89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90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9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9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9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9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P95" style:parent-style-name="Textbody" style:family="paragraph">
      <style:paragraph-properties fo:margin-bottom="0in" fo:margin-left="0.4916in">
        <style:tab-stops/>
      </style:paragraph-properties>
    </style:style>
    <style:style style:name="T9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9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9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9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0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01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0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0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0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5" style:parent-style-name="Textbody" style:family="paragraph">
      <style:paragraph-properties fo:margin-bottom="0in" fo:margin-left="0.4916in">
        <style:tab-stops/>
      </style:paragraph-properties>
    </style:style>
    <style:style style:name="T10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07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0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9" style:parent-style-name="Textbody" style:family="paragraph">
      <style:paragraph-properties fo:margin-bottom="0in" fo:margin-left="0.4916in">
        <style:tab-stops/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0" style:parent-style-name="Textbody" style:family="paragraph">
      <style:paragraph-properties fo:margin-bottom="0in"/>
    </style:style>
    <style:style style:name="T11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1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1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14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11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1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1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8" style:parent-style-name="Textbody" style:family="paragraph">
      <style:paragraph-properties fo:margin-bottom="0in" fo:text-indent="0.4916in"/>
    </style:style>
    <style:style style:name="T11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0" style:parent-style-name="Standard" style:family="paragraph">
      <style:paragraph-properties fo:line-height="115%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1" style:parent-style-name="Standard" style:family="paragraph">
      <style:paragraph-properties fo:line-height="115%"/>
    </style:style>
    <style:style style:name="T12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23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12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2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2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2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2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9" style:parent-style-name="Standard" style:family="paragraph">
      <style:paragraph-properties fo:line-height="115%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30" style:parent-style-name="Standard" style:family="paragraph">
      <style:paragraph-properties fo:line-height="115%"/>
      <style:text-properties style:font-name="Times New Roman" style:font-name-complex="Times New Roman" fo:color="#000000" fo:language="hu" fo:country="HU"/>
    </style:style>
    <style:style style:name="P131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13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language="hu" fo:country="HU"/>
    </style:style>
    <style:style style:name="T13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3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language="hu" fo:country="HU"/>
    </style:style>
    <style:style style:name="T135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36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language="hu" fo:country="HU"/>
    </style:style>
    <style:style style:name="T137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language="hu" fo:country="HU"/>
    </style:style>
    <style:style style:name="T13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3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4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4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4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43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44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45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146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language="hu" fo:country="HU"/>
    </style:style>
    <style:style style:name="T14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48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14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50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151" style:parent-style-name="Bekezdésalapbetűtípusa" style:family="text">
      <style:text-properties style:font-name="Times New Roman" style:font-name-complex="Times New Roman" fo:color="#000000" fo:language="hu" fo:country="HU"/>
    </style:style>
    <style:style style:name="T15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53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54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155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56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15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58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59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60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6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62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16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64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/>
    </style:style>
    <style:style style:name="P165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66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67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16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6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7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7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7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7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74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7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7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77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78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79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180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81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8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3pt" style:font-size-asian="13pt" style:font-size-complex="13pt" fo:language="hu" fo:country="HU"/>
    </style:style>
    <style:style style:name="T18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84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18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86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87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88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89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190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91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19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9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9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95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96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97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98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99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200" style:parent-style-name="Bekezdésalapbetűtípusa" style:family="text">
      <style:text-properties style:font-name="Times New Roman" style:font-name-complex="Times New Roman" fo:color="#000000" fo:font-size="13.5pt" style:font-size-asian="13.5pt" style:font-size-complex="13.5pt"/>
    </style:style>
    <style:style style:name="T201" style:parent-style-name="Bekezdésalapbetűtípusa" style:family="text">
      <style:text-properties style:font-name="Times New Roman" style:font-name-complex="Times New Roman" fo:color="#000000" fo:font-size="11pt" style:font-size-asian="11pt" style:font-size-complex="11pt"/>
    </style:style>
    <style:style style:name="P202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203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204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205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206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207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208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209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21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11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212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21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14" style:parent-style-name="Normál" style:family="paragraph">
      <style:text-properties style:font-name="Times New Roman" style:font-name-complex="Times New Roman"/>
    </style:style>
    <style:style style:name="P215" style:parent-style-name="Normál" style:family="paragraph">
      <style:text-properties style:font-name="Times New Roman" style:font-name-complex="Times New Roman"/>
    </style:style>
    <style:style style:name="P216" style:parent-style-name="Normál" style:family="paragraph">
      <style:text-properties style:font-name="Times New Roman" style:font-name-complex="Times New Roman"/>
    </style:style>
    <style:style style:name="P217" style:parent-style-name="Normál" style:family="paragraph">
      <style:text-properties style:font-name="Times New Roman" style:font-name-complex="Times New Roman"/>
    </style:style>
    <style:style style:name="P218" style:parent-style-name="Normál" style:family="paragraph">
      <style:text-properties style:font-name="Times New Roman" style:font-name-complex="Times New Roman"/>
    </style:style>
    <style:style style:name="P219" style:parent-style-name="Normál" style:family="paragraph">
      <style:text-properties style:font-name="Times New Roman" style:font-name-complex="Times New Roman"/>
    </style:style>
    <style:style style:name="P220" style:parent-style-name="Normál" style:family="paragraph">
      <style:text-properties style:font-name="Times New Roman" style:font-name-complex="Times New Roman"/>
    </style:style>
    <style:style style:name="P221" style:parent-style-name="Normál" style:family="paragraph">
      <style:text-properties style:font-name="Times New Roman" style:font-name-complex="Times New Roman"/>
    </style:style>
    <style:style style:name="P222" style:parent-style-name="Normál" style:family="paragraph">
      <style:text-properties style:font-name="Times New Roman" style:font-name-complex="Times New Roman"/>
    </style:style>
    <style:style style:name="P223" style:parent-style-name="Normál" style:family="paragraph">
      <style:text-properties style:font-name="Times New Roman" style:font-name-complex="Times New Roman"/>
    </style:style>
    <style:style style:name="P224" style:parent-style-name="Normál" style:family="paragraph">
      <style:text-properties style:font-name="Times New Roman" style:font-name-complex="Times New Roman"/>
    </style:style>
    <style:style style:name="P225" style:parent-style-name="Normál" style:family="paragraph">
      <style:text-properties style:font-name="Times New Roman" style:font-name-complex="Times New Roman"/>
    </style:style>
    <style:style style:name="P226" style:parent-style-name="Normál" style:family="paragraph">
      <style:text-properties style:font-name="Times New Roman" style:font-name-complex="Times New Roman"/>
    </style:style>
    <style:style style:name="P227" style:parent-style-name="Normál" style:family="paragraph">
      <style:text-properties style:font-name="Times New Roman" style:font-name-complex="Times New Roman"/>
    </style:style>
    <style:style style:name="P228" style:parent-style-name="Normál" style:family="paragraph">
      <style:text-properties style:font-name="Times New Roman" style:font-name-complex="Times New Roman"/>
    </style:style>
    <style:style style:name="P229" style:parent-style-name="Normál" style:family="paragraph">
      <style:text-properties style:font-name="Times New Roman" style:font-name-complex="Times New Roman"/>
    </style:style>
    <style:style style:name="P230" style:parent-style-name="Normál" style:family="paragraph">
      <style:paragraph-properties fo:text-align="center"/>
    </style:style>
    <style:style style:name="T231" style:parent-style-name="Bekezdésalapbetűtípusa" style:family="text">
      <style:text-properties style:font-name="Times New Roman" style:font-name-complex="Times New Roman" fo:font-style="italic" style:font-style-asian="italic" style:font-style-complex="italic" fo:font-size="20pt" style:font-size-asian="20pt" style:font-size-complex="20pt"/>
    </style:style>
  </office:automatic-styles>
  <office:body>
    <office:text text:use-soft-page-breaks="true">
      <text:p text:style-name="P1">H2</text:p>
      <text:p text:style-name="P2"/>
      <text:p text:style-name="Textbody"><text:span text:style-name="T3">1. Bevezetés:</text:span></text:p>
      <text:p text:style-name="P4"><text:span text:style-name="T5"><text:s/></text:span><text:span text:style-name="T6">-</text:span><text:span text:style-name="T7">RPG</text:span><text:span text:style-name="T8"><text:s/></text:span><text:span text:style-name="T9">(Role Playing Game):</text:span><text:span text:style-name="T10"><text:s/></text:span><text:span text:style-name="T11">Másnéven Szerepjáték: A játék programok világában egy olyan</text:span></text:p>
      <text:p text:style-name="P12">műfajnak a<text:s/>megnevezése,<text:s/>ahol egy általad létrehozott vagy előre meghatározott karakter bőrébe bújva egy adott szerepet játszol el,<text:s/>adott világon és adott történet szálon keresztül.</text:p>
      <text:p text:style-name="P13"/>
      <text:p text:style-name="P14"/>
      <text:p text:style-name="Textbody"><text:span text:style-name="T15">2.2 A probléma megfogalmazása:</text:span></text:p>
      <text:p text:style-name="P16"><text:span text:style-name="T17">-</text:span><text:span text:style-name="T18"><text:s/>Open-</text:span><text:span text:style-name="T19">World</text:span><text:span text:style-name="T20">:</text:span><text:span text:style-name="T21"><text:s/></text:span><text:span text:style-name="T22">Másnéven nyílt világú:</text:span><text:span text:style-name="T23"><text:s/></text:span><text:span text:style-name="T24">A játékban a szabadon bejárhatóságot jelképezi.</text:span><text:span text:style-name="T25"><text:s/></text:span><text:span text:style-name="T26">Nincs</text:span></text:p>
      <text:p text:style-name="P27">kötött játék menet, kedved szerint derítheted fel a pályát.</text:p>
      <text:p text:style-name="P28"/>
      <text:p text:style-name="P29"><text:span text:style-name="T30">-<text:s/></text:span><text:span text:style-name="T31">NPC:</text:span><text:span text:style-name="T32"><text:s/></text:span><text:span text:style-name="T33">Másnéven nem játszható karakter:</text:span><text:span text:style-name="T34"><text:s/></text:span><text:span text:style-name="T35">A játékban egy játékos által nem irányítható</text:span></text:p>
      <text:p text:style-name="P36">karakter,<text:s/>amik<text:s/>támogatnak,<text:s/>vagy csak szimpla kiegészítés a játék világához.</text:p>
      <text:p text:style-name="P37"/>
      <text:p text:style-name="P38"/>
      <text:p text:style-name="P39"><text:span text:style-name="T40">2.3 Az elkészült termék helye:</text:span></text:p>
      <text:p text:style-name="Standard"><text:span text:style-name="T41">-</text:span><text:span text:style-name="T42"><text:s/>exklúziv</text:span><text:span text:style-name="T43"><text:s/></text:span><text:span text:style-name="T44">(„Nem konzol exklúziv”):</text:span><text:span text:style-name="T45"><text:s/></text:span><text:span text:style-name="T46">Csak egy adott platformon</text:span><text:span text:style-name="T47"><text:s/></text:span><text:span text:style-name="T48">(PC,</text:span><text:span text:style-name="T49"><text:s/></text:span><text:span text:style-name="T50">PS,</text:span><text:span text:style-name="T51"><text:s/></text:span><text:span text:style-name="T52">Nintendo) elérhető alkotás</text:span></text:p>
      <text:p text:style-name="Standard"><text:span text:style-name="T53"><text:tab/>A mi játékunk nem fog rendelkezni ezzel a lehetőséggel.</text:span></text:p>
      <text:p text:style-name="P54"/>
      <text:p text:style-name="P55"/>
      <text:p text:style-name="Textbody"><text:span text:style-name="T56">4.1 A termék kapcsolatai:</text:span></text:p>
      <text:p text:style-name="Textbody"><text:span text:style-name="T57">-RGB slider:</text:span><text:span text:style-name="T58"><text:s/>Másnéven RGB</text:span><text:span text:style-name="T59"><text:s/></text:span><text:span text:style-name="T60">(Red,</text:span><text:span text:style-name="T61"><text:s/></text:span><text:span text:style-name="T62">Green,</text:span><text:span text:style-name="T63"><text:s/></text:span><text:span text:style-name="T64">Blue) színskála: Egy olyan<text:s/></text:span><text:span text:style-name="T65">skála,</text:span><text:span text:style-name="T66"><text:s/>amelyen a</text:span></text:p>
      <text:p text:style-name="P67">a piros zöld kék színek minden árnyalatát kiválaszthatod ezáltal egyedi szín <text:s/></text:p>
      <text:p text:style-name="P68"><text:s/><text:tab/>összeállításban hozhatsz létre különböző dolgokat.</text:p>
      <text:p text:style-name="P69"/>
      <text:p text:style-name="P70"><text:span text:style-name="T71">-HP</text:span><text:span text:style-name="T72"><text:s/></text:span><text:span text:style-name="T73">(Health Point):</text:span><text:span text:style-name="T74"><text:s/></text:span><text:span text:style-name="T75">Másnéven Élet pont:</text:span><text:span text:style-name="T76"><text:s/></text:span><text:span text:style-name="T77">A játékban a szörnyed élet pontját jelző piros színű</text:span></text:p>
      <text:p text:style-name="P78"><text:s/>csík <text:s text:c="10"/></text:p>
      <text:p text:style-name="P79"><text:s text:c="22"/></text:p>
      <text:p text:style-name="P80"><text:span text:style-name="T81">-</text:span><text:span text:style-name="T82">Attack damag</text:span><text:span text:style-name="T83">e</text:span><text:span text:style-name="T84">,</text:span><text:span text:style-name="T85"><text:s/></text:span><text:span text:style-name="T86">defense,</text:span><text:span text:style-name="T87"><text:s/>S</text:span><text:span text:style-name="T88">pecial</text:span><text:span text:style-name="T89"><text:s/></text:span><text:span text:style-name="T90">attack damage,</text:span><text:span text:style-name="T91"><text:s/>S</text:span><text:span text:style-name="T92">pecial defense,</text:span><text:span text:style-name="T93"><text:s/></text:span><text:span text:style-name="T94">speed:</text:span></text:p>
      <text:p text:style-name="P95"><text:span text:style-name="T96">Másnéven támadó érték,</text:span><text:span text:style-name="T97"><text:s/></text:span><text:span text:style-name="T98">védekezés,</text:span><text:span text:style-name="T99"><text:s/></text:span><text:span text:style-name="T100">spec. támadó</text:span><text:span text:style-name="T101"><text:s/></text:span><text:span text:style-name="T102">érték, spec. védekezés,</text:span><text:span text:style-name="T103"><text:s/>S</text:span><text:span text:style-name="T104">ebesség:<text:s/></text:span></text:p>
      <text:p text:style-name="P105"><text:span text:style-name="T106">A szörnyekkel kapcsolatos értékek melyet a rendszer</text:span><text:span text:style-name="T107"><text:s/></text:span><text:span text:style-name="T108">eltárol minden szörnyről.</text:span></text:p>
      <text:p text:style-name="P109"/>
      <text:p text:style-name="P110"><text:span text:style-name="T111">-Event</text:span><text:span text:style-name="T112"><text:s/></text:span><text:span text:style-name="T113">(In-game event):</text:span><text:span text:style-name="T114"><text:s/></text:span><text:span text:style-name="T115">Másnéven Esemény:</text:span><text:span text:style-name="T116"><text:s/></text:span><text:span text:style-name="T117">A játékban történő különleges események</text:span></text:p>
      <text:p text:style-name="P118"><text:span text:style-name="T119">megnevezése.</text:span></text:p>
      <text:p text:style-name="P120"><text:tab/><text:tab/></text:p>
      <text:p text:style-name="P121"><text:span text:style-name="T122">-Tile:</text:span><text:span text:style-name="T123"><text:s/></text:span><text:span text:style-name="T124">A játékban az a terület melyen az NPC-k haladnak.</text:span><text:span text:style-name="T125"><text:s/></text:span><text:span text:style-name="T126">Képzelj el egy előre megadott<text:s/></text:span><text:span text:style-name="T127">kockát,</text:span><text:span text:style-name="T128"><text:s/>amin</text:span></text:p>
      <text:p text:style-name="P129">belül négyzetre osztjuk a területet és ezekre a négyzetekre hivatkozva mozgatjuk a karaktert.</text:p>
      <text:p text:style-name="P130"><text:tab/><text:tab/><text:tab/></text:p>
      <text:p text:style-name="P131"><text:span text:style-name="T132">-</text:span><text:span text:style-name="T133">Spawn</text:span><text:span text:style-name="T134">/</text:span><text:span text:style-name="T135">Despawn</text:span><text:span text:style-name="T136">:</text:span><text:span text:style-name="T137"><text:s/></text:span><text:span text:style-name="T138">Másnéve</text:span><text:span text:style-name="T139">n</text:span><text:span text:style-name="T140"><text:s/>megjelenés/eltűnés:</text:span><text:span text:style-name="T141"><text:s/></text:span><text:span text:style-name="T142">A játékban adott NPC-k előre beállított</text:span></text:p>
      <text:p text:style-name="P143"><text:tab/>megjelenését és eltűnését jelenti.</text:p>
      <text:p text:style-name="P144"/>
      <text:p text:style-name="P145"><text:span text:style-name="T146">-</text:span><text:span text:style-name="T147">UI:</text:span><text:span text:style-name="T148"><text:s/></text:span><text:span text:style-name="T149">Másnéven felhasználói felület: A játék ezen keresztül kommunikál a játékossal a felhasználó</text:span></text:p>
      <text:p text:style-name="P150"><text:span text:style-name="T151"><text:tab/></text:span><text:span text:style-name="T152">ezen keresztül irányíthatja és adhatja ki a parancsokat és utasításait a programnak.</text:span></text:p>
      <text:p text:style-name="P153"/>
      <text:soft-page-break/>
      <text:p text:style-name="P154"><text:span text:style-name="T155">-Turn based:</text:span><text:span text:style-name="T156"><text:s/></text:span><text:span text:style-name="T157">Másnéven körökre osztott: A játék harcrendszerének típusát írja le azaz egy körökre</text:span></text:p>
      <text:p text:style-name="P158"><text:tab/>osztott stratégia harcrendszert valósít meg.</text:p>
      <text:p text:style-name="P159"/>
      <text:p text:style-name="P160"><text:span text:style-name="T161">-Co-op:</text:span><text:span text:style-name="T162"><text:s/></text:span><text:span text:style-name="T163">A játékban a többjátékos mód lehetősége.</text:span></text:p>
      <text:p text:style-name="P164"/>
      <text:p text:style-name="P165"><text:span text:style-name="T166">-Input:</text:span><text:span text:style-name="T167"><text:s/></text:span><text:span text:style-name="T168">A</text:span><text:span text:style-name="T169"><text:s/>billentyűzetről vagy egérről beolvasott jelet Inputnak más</text:span><text:span text:style-name="T170"><text:s/></text:span><text:span text:style-name="T171">néve</text:span><text:span text:style-name="T172">n</text:span><text:span text:style-name="T173"><text:s/>bevitelnek nevezzük.</text:span></text:p>
      <text:p text:style-name="P174"><text:span text:style-name="T175"><text:s text:c="13"/></text:span><text:span text:style-name="T176">A játékot ezekre a bevitelekre reagálva irányítjuk majd.</text:span></text:p>
      <text:p text:style-name="P177"><text:tab/></text:p>
      <text:p text:style-name="P178"/>
      <text:p text:style-name="P179"><text:span text:style-name="T180"><text:s/>5.3 Egyéb szolgáltatások:</text:span></text:p>
      <text:p text:style-name="P181"><text:span text:style-name="T182">-</text:span><text:span text:style-name="T183">Steam Cloud:</text:span><text:span text:style-name="T184"><text:s/></text:span><text:span text:style-name="T185">A Steam felhő alapú tárolója melyben a játék adatai fognak eltárolódni.</text:span></text:p>
      <text:p text:style-name="P186"/>
      <text:p text:style-name="P187"/>
      <text:p text:style-name="P188">6.3 Egyéb korlátozások:</text:p>
      <text:p text:style-name="P189"><text:span text:style-name="T190">-Offline:</text:span><text:span text:style-name="T191"><text:s/></text:span><text:span text:style-name="T192">Internet csatlakozás nélküli elérhetőség.</text:span><text:span text:style-name="T193"><text:s/></text:span><text:span text:style-name="T194">A játék internet csatlakozás nélkül is játszható.</text:span></text:p>
      <text:p text:style-name="P195"/>
      <text:p text:style-name="P196"/>
      <text:p text:style-name="P197">7. Minőségi elvárások:</text:p>
      <text:p text:style-name="P198"><text:span text:style-name="T199">-Bug:</text:span><text:span text:style-name="T200"><text:s/></text:span><text:span text:style-name="T201">A játékban előforduló, elkészítés és kiadás után felmerülő apróbb problémák.</text:span></text:p>
      <text:p text:style-name="P202"><text:s text:c="13"/>A fejesztők figyelmét elkerülő hibák, amely a tesztelés és a huzamosabb ideig tartó</text:p>
      <text:p text:style-name="P203"><text:s text:c="13"/>használat során derül ki.</text:p>
      <text:p text:style-name="P204"/>
      <text:p text:style-name="P205"/>
      <text:p text:style-name="P206"><text:span text:style-name="T207">9 Korlátozások:</text:span></text:p>
      <text:p text:style-name="P208"><text:span text:style-name="T209">- DDOS támadás:</text:span><text:span text:style-name="T210"><text:s/>Olyan rendszer ellen irányuló terheléses támadás melynek célja a szolgáltatás</text:span></text:p>
      <text:p text:style-name="P211"><text:span text:style-name="T212"><text:s text:c="13"/></text:span><text:span text:style-name="T213">elérhetetlenségének teljesítése.</text:span></text:p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soft-page-break/>
      <text:p text:style-name="P230"><text:span text:style-name="T231">H3_S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Droid Sans Devanagari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Droid Sans Fallback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Droid Sans Fallback" style:font-name-complex="Times New Roman" fo:font-weight="bold" style:font-weight-asian="bold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asian="Droid Sans Fallback" style:font-name-complex="Times New Roman" fo:font-weight="bold" style:font-weight-asian="bold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imes New Roman" style:font-name-asian="Droid Sans Fallback" style:font-name-complex="Times New Roman" fo:font-weight="bold" style:font-weight-asian="bold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9847in" fo:margin-bottom="0.393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l asd</meta:initial-creator>
    <dc:creator>lol asd</dc:creator>
    <meta:creation-date>2021-10-23T13:32:00Z</meta:creation-date>
    <dc:date>2021-10-23T13:32:00Z</dc:date>
    <meta:template xlink:href="Normal" xlink:type="simple"/>
    <meta:editing-cycles>2</meta:editing-cycles>
    <meta:editing-duration>PT60S</meta:editing-duration>
    <meta:document-statistic meta:page-count="3" meta:paragraph-count="6" meta:word-count="387" meta:character-count="3055" meta:row-count="22" meta:non-whitespace-character-count="2674"/>
  </office:meta>
</office:document-meta>
</file>